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lender Exemplar Course Materials</text:p>
      <text:p text:style-name="Standard"/>
      <text:p text:style-name="Standard">This demonstration course is not intended to be a usable learning resource. Its sole purpose is to assist in the development of our online learning platform. In the three lessons, we will introduce the Blender 3D package, review some Blender-made artwork, learn the basics of the user interface and of controlling the 3D view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 McGinlay</meta:initial-creator>
    <meta:creation-date>2012-07-30T13:41:01</meta:creation-date>
    <meta:document-statistic meta:table-count="0" meta:image-count="0" meta:object-count="0" meta:page-count="1" meta:paragraph-count="2" meta:word-count="58" meta:character-count="363" meta:non-whitespace-character-count="307"/>
    <dc:date>2012-07-30T13:41:22</dc:date>
    <dc:creator>Chris McGinlay</dc:creator>
    <meta:editing-duration>PT22S</meta:editing-duration>
    <meta:editing-cycles>1</meta:editing-cycles>
    <meta:generator>LibreOffice/3.4$Unix LibreOffice_project/340m1$Build-402</meta:generator>
  </office:meta>
</office:document-meta>
</file>